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 table:number-rows-repeated="10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16.25">
            <text:p>116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8">18.08.2020</text:date>, <text:time>20:1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16S</meta:editing-duration>
    <meta:editing-cycles>37</meta:editing-cycles>
    <meta:generator>OpenOffice/4.1.7$Win32 OpenOffice.org_project/417m1$Build-9800</meta:generator>
    <dc:date>2020-08-18T20:15:47.12</dc:date>
    <dc:creator>Coco </dc:creator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